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2.36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888a85"/>
    </style:style>
    <style:style style:name="ce2" style:family="table-cell" style:parent-style-name="Default">
      <style:table-cell-properties fo:background-color="#e9b96e"/>
    </style:style>
    <style:style style:name="ce3" style:family="table-cell" style:parent-style-name="Default">
      <style:table-cell-properties fo:background-color="#007ff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7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7f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d3d7cf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ackground-color="#d3d7cf"/>
    </style:style>
    <style:style style:name="ce13" style:family="table-cell" style:parent-style-name="Default" style:data-style-name="N125">
      <style:table-cell-properties fo:background-color="transparent"/>
    </style:style>
    <style:style style:name="ce14" style:family="table-cell" style:parent-style-name="Default" style:data-style-name="N125">
      <style:table-cell-properties fo:background-color="#d3d7cf"/>
    </style:style>
    <style:style style:name="ce15" style:family="table-cell" style:parent-style-name="Default" style:data-style-name="N125"/>
    <style:style style:name="ce16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tances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rcury</text:p>
          </table:table-cell>
        </table:table-row>
        <table:table-row table:style-name="ro1">
          <table:table-cell table:style-name="ce2" office:value-type="string" calcext:value-type="string">
            <text:p>Venus</text:p>
          </table:table-cell>
        </table:table-row>
        <table:table-row table:style-name="ro1">
          <table:table-cell table:style-name="ce3" office:value-type="string" calcext:value-type="string">
            <text:p>Terra</text:p>
          </table:table-cell>
        </table:table-row>
        <table:table-row table:style-name="ro1">
          <table:table-cell table:style-name="ce4" office:value-type="string" calcext:value-type="string">
            <text:p>Mars</text:p>
          </table:table-cell>
        </table:table-row>
        <table:table-row table:style-name="ro1">
          <table:table-cell table:style-name="ce5" office:value-type="string" calcext:value-type="string">
            <text:p>Jupiter</text:p>
          </table:table-cell>
        </table:table-row>
        <table:table-row table:style-name="ro1">
          <table:table-cell table:style-name="ce6" office:value-type="string" calcext:value-type="string">
            <text:p>Saturn</text:p>
          </table:table-cell>
        </table:table-row>
        <table:table-row table:style-name="ro1">
          <table:table-cell table:style-name="ce7" office:value-type="string" calcext:value-type="string">
            <text:p>Uranus</text:p>
          </table:table-cell>
        </table:table-row>
        <table:table-row table:style-name="ro1">
          <table:table-cell table:style-name="ce8" office:value-type="string" calcext:value-type="string">
            <text:p>Neptu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res</text:p>
          </table:table-cell>
        </table:table-row>
        <table:table-row table:style-name="ro1">
          <table:table-cell office:value-type="string" calcext:value-type="string">
            <text:p>Pluto</text:p>
          </table:table-cell>
        </table:table-row>
        <table:table-row table:style-name="ro1">
          <table:table-cell table:style-name="ce9" office:value-type="string" calcext:value-type="string">
            <text:p>Haumea</text:p>
          </table:table-cell>
        </table:table-row>
        <table:table-row table:style-name="ro1">
          <table:table-cell office:value-type="string" calcext:value-type="string">
            <text:p>Makemake</text:p>
          </table:table-cell>
        </table:table-row>
        <table:table-row table:style-name="ro1">
          <table:table-cell office:value-type="string" calcext:value-type="string">
            <text:p>Er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rcus</text:p>
          </table:table-cell>
        </table:table-row>
        <table:table-row table:style-name="ro1">
          <table:table-cell office:value-type="string" calcext:value-type="string">
            <text:p>Sedna</text:p>
          </table:table-cell>
        </table:table-row>
        <table:table-row table:style-name="ro1">
          <table:table-cell office:value-type="string" calcext:value-type="string">
            <text:p>Gonggong</text:p>
          </table:table-cell>
        </table:table-row>
        <table:table-row table:style-name="ro1">
          <table:table-cell office:value-type="string" calcext:value-type="string">
            <text:p>Quaoar</text:p>
          </table:table-cell>
        </table:table-row>
      </table:table>
      <table:table table:name="radi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1" table:default-cell-style-name="ce13"/>
        <table:table-column table:style-name="co7" table:number-columns-repeated="3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r (km)</text:p>
          </table:table-cell>
          <table:table-cell office:value-type="string" calcext:value-type="string">
            <text:p>equator r (km)</text:p>
          </table:table-cell>
          <table:table-cell office:value-type="string" calcext:value-type="string">
            <text:p>polar r (km)</text:p>
          </table:table-cell>
          <table:table-cell table:style-name="Default" office:value-type="string" calcext:value-type="string">
            <text:p>polar/equator</text:p>
          </table:table-cell>
          <table:table-cell/>
          <table:table-cell table:style-name="Default" office:value-type="string" calcext:value-type="string">
            <text:p>quad mean r</text:p>
          </table:table-cell>
          <table:table-cell table:style-name="Default" table:number-columns-repeated="3"/>
          <table:table-cell office:value-type="string" calcext:value-type="string">
            <text:p>quadratic r</text:p>
          </table:table-cell>
          <table:table-cell office:value-type="string" calcext:value-type="string">
            <text:p>scaled polar r</text:p>
          </table:table-cell>
          <table:table-cell/>
          <table:table-cell office:value-type="string" calcext:value-type="string">
            <text:p>scaled r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rcury</text:p>
          </table:table-cell>
          <table:table-cell table:number-columns-repeated="3" office:value-type="float" office:value="2440" calcext:value-type="float">
            <text:p>2440</text:p>
          </table:table-cell>
          <table:table-cell table:formula="of:=[.D3]/[.C3]" office:value-type="percentage" office:value="1" calcext:value-type="percentage">
            <text:p>100.00%</text:p>
          </table:table-cell>
          <table:table-cell table:style-name="ce1"/>
          <table:table-cell table:formula="of:=SQRT([.B3])" office:value-type="float" office:value="49.3963561409139" calcext:value-type="float">
            <text:p>49.396</text:p>
          </table:table-cell>
          <table:table-cell table:number-columns-repeated="3"/>
          <table:table-cell table:style-name="ce15" table:formula="of:=SQRT([.C3])/1" office:value-type="float" office:value="49.3963561409139" calcext:value-type="float">
            <text:p>49.396</text:p>
          </table:table-cell>
          <table:table-cell table:style-name="ce15" table:formula="of:=[.K3]*[.E3]" office:value-type="float" office:value="49.3963561409139" calcext:value-type="float">
            <text:p>49.396</text:p>
          </table:table-cell>
          <table:table-cell table:style-name="ce1"/>
          <table:table-cell table:formula="of:=[.B3]/[.$N$2]" office:value-type="float" office:value="9.76" calcext:value-type="float">
            <text:p>9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enus</text:p>
          </table:table-cell>
          <table:table-cell table:number-columns-repeated="3" office:value-type="float" office:value="6052" calcext:value-type="float">
            <text:p>6052</text:p>
          </table:table-cell>
          <table:table-cell table:formula="of:=[.D4]/[.C4]" office:value-type="percentage" office:value="1" calcext:value-type="percentage">
            <text:p>100.00%</text:p>
          </table:table-cell>
          <table:table-cell table:style-name="ce2"/>
          <table:table-cell table:formula="of:=SQRT([.B4])" office:value-type="float" office:value="77.7946013551069" calcext:value-type="float">
            <text:p>77.795</text:p>
          </table:table-cell>
          <table:table-cell table:number-columns-repeated="3"/>
          <table:table-cell table:style-name="ce15" table:formula="of:=SQRT([.C4])/1" office:value-type="float" office:value="77.7946013551069" calcext:value-type="float">
            <text:p>77.795</text:p>
          </table:table-cell>
          <table:table-cell table:style-name="ce15" table:formula="of:=[.K4]*[.E4]" office:value-type="float" office:value="77.7946013551069" calcext:value-type="float">
            <text:p>77.795</text:p>
          </table:table-cell>
          <table:table-cell table:style-name="ce2"/>
          <table:table-cell table:formula="of:=[.B4]/[.$N$2]" office:value-type="float" office:value="24.208" calcext:value-type="float">
            <text:p>24.2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erra</text:p>
          </table:table-cell>
          <table:table-cell office:value-type="float" office:value="6371" calcext:value-type="float">
            <text:p>6371</text:p>
          </table:table-cell>
          <table:table-cell office:value-type="float" office:value="6378" calcext:value-type="float">
            <text:p>6378</text:p>
          </table:table-cell>
          <table:table-cell office:value-type="float" office:value="6357" calcext:value-type="float">
            <text:p>6357</text:p>
          </table:table-cell>
          <table:table-cell table:formula="of:=[.D5]/[.C5]" office:value-type="percentage" office:value="0.996707431796802" calcext:value-type="percentage">
            <text:p>99.67%</text:p>
          </table:table-cell>
          <table:table-cell table:style-name="ce3"/>
          <table:table-cell table:formula="of:=SQRT([.B5])" office:value-type="float" office:value="79.8185442112295" calcext:value-type="float">
            <text:p>79.819</text:p>
          </table:table-cell>
          <table:table-cell table:number-columns-repeated="3"/>
          <table:table-cell table:style-name="ce15" table:formula="of:=SQRT([.C5])/1" office:value-type="float" office:value="79.8623816324056" calcext:value-type="float">
            <text:p>79.862</text:p>
          </table:table-cell>
          <table:table-cell table:style-name="ce15" table:formula="of:=[.K5]*[.E5]" office:value-type="float" office:value="79.5994292940111" calcext:value-type="float">
            <text:p>79.599</text:p>
          </table:table-cell>
          <table:table-cell table:style-name="ce3"/>
          <table:table-cell table:formula="of:=[.B5]/[.$N$2]" office:value-type="float" office:value="25.484" calcext:value-type="float">
            <text:p>25.48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ars</text:p>
          </table:table-cell>
          <table:table-cell office:value-type="float" office:value="3390" calcext:value-type="float">
            <text:p>3390</text:p>
          </table:table-cell>
          <table:table-cell office:value-type="float" office:value="3396" calcext:value-type="float">
            <text:p>3396</text:p>
          </table:table-cell>
          <table:table-cell office:value-type="float" office:value="3376" calcext:value-type="float">
            <text:p>3376</text:p>
          </table:table-cell>
          <table:table-cell table:formula="of:=[.D6]/[.C6]" office:value-type="percentage" office:value="0.994110718492344" calcext:value-type="percentage">
            <text:p>99.41%</text:p>
          </table:table-cell>
          <table:table-cell table:style-name="ce4"/>
          <table:table-cell table:formula="of:=SQRT([.B6])" office:value-type="float" office:value="58.2237065120385" calcext:value-type="float">
            <text:p>58.224</text:p>
          </table:table-cell>
          <table:table-cell table:number-columns-repeated="3"/>
          <table:table-cell table:style-name="ce15" table:formula="of:=SQRT([.C6])/1" office:value-type="float" office:value="58.2752091373339" calcext:value-type="float">
            <text:p>58.275</text:p>
          </table:table-cell>
          <table:table-cell table:style-name="ce15" table:formula="of:=[.K6]*[.E6]" office:value-type="float" office:value="57.9320100258066" calcext:value-type="float">
            <text:p>57.932</text:p>
          </table:table-cell>
          <table:table-cell table:style-name="ce4"/>
          <table:table-cell table:formula="of:=[.B6]/[.$N$2]" office:value-type="float" office:value="13.56" calcext:value-type="float">
            <text:p>13.56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upiter</text:p>
          </table:table-cell>
          <table:table-cell table:style-name="ce10" office:value-type="float" office:value="69911" calcext:value-type="float">
            <text:p>69911</text:p>
          </table:table-cell>
          <table:table-cell table:style-name="ce10" office:value-type="float" office:value="71492" calcext:value-type="float">
            <text:p>71492</text:p>
          </table:table-cell>
          <table:table-cell table:style-name="ce10" office:value-type="float" office:value="66854" calcext:value-type="float">
            <text:p>66854</text:p>
          </table:table-cell>
          <table:table-cell table:formula="of:=[.D7]/[.C7]" office:value-type="percentage" office:value="0.935125608459688" calcext:value-type="percentage">
            <text:p>93.51%</text:p>
          </table:table-cell>
          <table:table-cell table:style-name="ce5"/>
          <table:table-cell table:formula="of:=SQRT([.B7])" office:value-type="float" office:value="264.406883420232" calcext:value-type="float">
            <text:p>264.407</text:p>
          </table:table-cell>
          <table:table-cell table:number-columns-repeated="3"/>
          <table:table-cell table:style-name="ce15" table:formula="of:=SQRT([.C7])/1" office:value-type="float" office:value="267.379879572117" calcext:value-type="float">
            <text:p>267.380</text:p>
          </table:table-cell>
          <table:table-cell table:style-name="ce15" table:formula="of:=[.K7]*[.E7]" office:value-type="float" office:value="250.033772574754" calcext:value-type="float">
            <text:p>250.034</text:p>
          </table:table-cell>
          <table:table-cell table:style-name="ce5"/>
          <table:table-cell table:formula="of:=[.B7]/[.$N$2]" office:value-type="float" office:value="279.644" calcext:value-type="float">
            <text:p>279.64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aturn</text:p>
          </table:table-cell>
          <table:table-cell office:value-type="float" office:value="58232" calcext:value-type="float">
            <text:p>58232</text:p>
          </table:table-cell>
          <table:table-cell office:value-type="float" office:value="60268" calcext:value-type="float">
            <text:p>60268</text:p>
          </table:table-cell>
          <table:table-cell office:value-type="float" office:value="54364" calcext:value-type="float">
            <text:p>54364</text:p>
          </table:table-cell>
          <table:table-cell table:formula="of:=[.D8]/[.C8]" office:value-type="percentage" office:value="0.902037565540585" calcext:value-type="percentage">
            <text:p>90.20%</text:p>
          </table:table-cell>
          <table:table-cell table:style-name="ce6"/>
          <table:table-cell table:formula="of:=SQRT([.B8])" office:value-type="float" office:value="241.31307465614" calcext:value-type="float">
            <text:p>241.313</text:p>
          </table:table-cell>
          <table:table-cell table:number-columns-repeated="3"/>
          <table:table-cell table:style-name="ce15" table:formula="of:=SQRT([.C8])/1" office:value-type="float" office:value="245.495417472506" calcext:value-type="float">
            <text:p>245.495</text:p>
          </table:table-cell>
          <table:table-cell table:style-name="ce15" table:formula="of:=[.K8]*[.E8]" office:value-type="float" office:value="221.446088728269" calcext:value-type="float">
            <text:p>221.446</text:p>
          </table:table-cell>
          <table:table-cell table:style-name="ce6"/>
          <table:table-cell table:formula="of:=[.B8]/[.$N$2]" office:value-type="float" office:value="232.928" calcext:value-type="float">
            <text:p>232.92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Uranus</text:p>
          </table:table-cell>
          <table:table-cell office:value-type="float" office:value="25362" calcext:value-type="float">
            <text:p>25362</text:p>
          </table:table-cell>
          <table:table-cell office:value-type="float" office:value="25559" calcext:value-type="float">
            <text:p>25559</text:p>
          </table:table-cell>
          <table:table-cell office:value-type="float" office:value="24973" calcext:value-type="float">
            <text:p>24973</text:p>
          </table:table-cell>
          <table:table-cell table:formula="of:=[.D9]/[.C9]" office:value-type="percentage" office:value="0.977072655424704" calcext:value-type="percentage">
            <text:p>97.71%</text:p>
          </table:table-cell>
          <table:table-cell table:style-name="ce7"/>
          <table:table-cell table:formula="of:=SQRT([.B9])" office:value-type="float" office:value="159.254513279844" calcext:value-type="float">
            <text:p>159.255</text:p>
          </table:table-cell>
          <table:table-cell table:number-columns-repeated="3"/>
          <table:table-cell table:style-name="ce15" table:formula="of:=SQRT([.C9])/1" office:value-type="float" office:value="159.87182365883" calcext:value-type="float">
            <text:p>159.872</text:p>
          </table:table-cell>
          <table:table-cell table:style-name="ce15" table:formula="of:=[.K9]*[.E9]" office:value-type="float" office:value="156.206387269923" calcext:value-type="float">
            <text:p>156.206</text:p>
          </table:table-cell>
          <table:table-cell table:style-name="ce7"/>
          <table:table-cell table:formula="of:=[.B9]/[.$N$2]" office:value-type="float" office:value="101.448" calcext:value-type="float">
            <text:p>101.4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eptune</text:p>
          </table:table-cell>
          <table:table-cell office:value-type="float" office:value="24622" calcext:value-type="float">
            <text:p>24622</text:p>
          </table:table-cell>
          <table:table-cell office:value-type="float" office:value="24764" calcext:value-type="float">
            <text:p>24764</text:p>
          </table:table-cell>
          <table:table-cell office:value-type="float" office:value="24341" calcext:value-type="float">
            <text:p>24341</text:p>
          </table:table-cell>
          <table:table-cell table:formula="of:=[.D10]/[.C10]" office:value-type="percentage" office:value="0.98291875302859" calcext:value-type="percentage">
            <text:p>98.29%</text:p>
          </table:table-cell>
          <table:table-cell table:style-name="ce8"/>
          <table:table-cell table:formula="of:=SQRT([.B10])" office:value-type="float" office:value="156.913989178785" calcext:value-type="float">
            <text:p>156.914</text:p>
          </table:table-cell>
          <table:table-cell table:number-columns-repeated="3"/>
          <table:table-cell table:style-name="ce15" table:formula="of:=SQRT([.C10])/1" office:value-type="float" office:value="157.365815855922" calcext:value-type="float">
            <text:p>157.366</text:p>
          </table:table-cell>
          <table:table-cell table:style-name="ce15" table:formula="of:=[.K10]*[.E10]" office:value-type="float" office:value="154.67781149043" calcext:value-type="float">
            <text:p>154.678</text:p>
          </table:table-cell>
          <table:table-cell table:style-name="ce8"/>
          <table:table-cell table:formula="of:=[.B10]/[.$N$2]" office:value-type="float" office:value="98.488" calcext:value-type="float">
            <text:p>98.4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res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table:formula="of:=[.D12]/[.C12]" office:value-type="string" office:string-value="" calcext:value-type="error">
            <text:p>#DIV/0!</text:p>
          </table:table-cell>
          <table:table-cell/>
          <table:table-cell table:formula="of:=SQRT([.B12])" office:value-type="float" office:value="21.7485631709315" calcext:value-type="float">
            <text:p>21.749</text:p>
          </table:table-cell>
          <table:table-cell table:number-columns-repeated="6"/>
          <table:table-cell table:formula="of:=[.B12]/[.$N$2]" office:value-type="float" office:value="1.892" calcext:value-type="float">
            <text:p>1.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uto</text:p>
          </table:table-cell>
          <table:table-cell table:number-columns-repeated="3" office:value-type="float" office:value="1188" calcext:value-type="float">
            <text:p>1188</text:p>
          </table:table-cell>
          <table:table-cell table:formula="of:=[.D13]/[.C13]" office:value-type="percentage" office:value="1" calcext:value-type="percentage">
            <text:p>100.00%</text:p>
          </table:table-cell>
          <table:table-cell/>
          <table:table-cell table:formula="of:=SQRT([.B13])" office:value-type="float" office:value="34.4673758792282" calcext:value-type="float">
            <text:p>34.467</text:p>
          </table:table-cell>
          <table:table-cell table:number-columns-repeated="3"/>
          <table:table-cell table:style-name="ce15" table:formula="of:=SQRT([.C13])/1" office:value-type="float" office:value="34.4673758792282" calcext:value-type="float">
            <text:p>34.467</text:p>
          </table:table-cell>
          <table:table-cell table:number-columns-repeated="2"/>
          <table:table-cell table:formula="of:=[.B13]/[.$N$2]" office:value-type="float" office:value="4.752" calcext:value-type="float">
            <text:p>4.752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Haumea</text:p>
          </table:table-cell>
          <table:table-cell table:style-name="ce9" office:value-type="float" office:value="816" calcext:value-type="float">
            <text:p>816</text:p>
          </table:table-cell>
          <table:table-cell table:style-name="ce9" office:value-type="float" office:value="1050" calcext:value-type="float">
            <text:p>1050</text:p>
          </table:table-cell>
          <table:table-cell table:style-name="ce9" office:value-type="float" office:value="537" calcext:value-type="float">
            <text:p>537</text:p>
          </table:table-cell>
          <table:table-cell table:style-name="ce12" table:formula="of:=[.D14]/[.C14]" office:value-type="percentage" office:value="0.511428571428571" calcext:value-type="percentage">
            <text:p>51.14%</text:p>
          </table:table-cell>
          <table:table-cell table:style-name="ce9"/>
          <table:table-cell table:style-name="ce14" table:formula="of:=SQRT([.B14])" office:value-type="float" office:value="28.5657137141714" calcext:value-type="float">
            <text:p>28.566</text:p>
          </table:table-cell>
          <table:table-cell table:style-name="ce14" table:number-columns-repeated="3"/>
          <table:table-cell table:style-name="ce14" table:formula="of:=SQRT([.C14])/1" office:value-type="float" office:value="32.4037034920393" calcext:value-type="float">
            <text:p>32.404</text:p>
          </table:table-cell>
          <table:table-cell table:style-name="ce9" table:number-columns-repeated="2"/>
          <table:table-cell table:style-name="ce9" table:formula="of:=[.B14]/[.$N$2]" office:value-type="float" office:value="3.264" calcext:value-type="float">
            <text:p>3.264</text:p>
          </table:table-cell>
          <table:table-cell table:style-name="ce9" office:value-type="string" calcext:value-type="string">
            <text:p>Haumea has third radius of 840, and ring of radius <text:s/>2,287, 217.8% of long radius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Makemake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table:formula="of:=[.D15]/[.C15]" office:value-type="string" office:string-value="" calcext:value-type="error">
            <text:p>#DIV/0!</text:p>
          </table:table-cell>
          <table:table-cell/>
          <table:table-cell table:formula="of:=SQRT([.B15])" office:value-type="float" office:value="26.7394839142419" calcext:value-type="float">
            <text:p>26.739</text:p>
          </table:table-cell>
          <table:table-cell table:number-columns-repeated="6"/>
          <table:table-cell table:formula="of:=[.B15]/[.$N$2]" office:value-type="float" office:value="2.86" calcext:value-type="float">
            <text:p>2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s</text:p>
          </table:table-cell>
          <table:table-cell office:value-type="float" office:value="1163" calcext:value-type="float">
            <text:p>1163</text:p>
          </table:table-cell>
          <table:table-cell table:number-columns-repeated="2"/>
          <table:table-cell table:formula="of:=[.D16]/[.C16]" office:value-type="string" office:string-value="" calcext:value-type="error">
            <text:p>#DIV/0!</text:p>
          </table:table-cell>
          <table:table-cell/>
          <table:table-cell table:formula="of:=SQRT([.B16])" office:value-type="float" office:value="34.1027858099599" calcext:value-type="float">
            <text:p>34.103</text:p>
          </table:table-cell>
          <table:table-cell table:number-columns-repeated="6"/>
          <table:table-cell table:formula="of:=[.B16]/[.$N$2]" office:value-type="float" office:value="4.652" calcext:value-type="float">
            <text:p>4.65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office:value-type="float" office:value="1736" calcext:value-type="float">
            <text:p>1736</text:p>
          </table:table-cell>
          <table:table-cell table:formula="of:=[.D18]/[.C18]" office:value-type="percentage" office:value="0.998849252013809" calcext:value-type="percentage">
            <text:p>99.88%</text:p>
          </table:table-cell>
          <table:table-cell/>
          <table:table-cell table:formula="of:=SQRT([.B18])" office:value-type="float" office:value="41.6773319683494" calcext:value-type="float">
            <text:p>41.677</text:p>
          </table:table-cell>
          <table:table-cell table:number-columns-repeated="3"/>
          <table:table-cell table:style-name="ce15" table:formula="of:=SQRT([.C18])/1" office:value-type="float" office:value="41.6893271713517" calcext:value-type="float">
            <text:p>41.689</text:p>
          </table:table-cell>
          <table:table-cell table:style-name="ce15" table:formula="of:=[.K18]*[.E18]" office:value-type="float" office:value="41.6413532620636" calcext:value-type="float">
            <text:p>41.641</text:p>
          </table:table-cell>
          <table:table-cell/>
          <table:table-cell table:formula="of:=[.B18]/[.$N$2]" office:value-type="float" office:value="6.948" calcext:value-type="float">
            <text:p>6.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table:formula="of:=[.D19]/[.C19]" office:value-type="string" office:string-value="" calcext:value-type="error">
            <text:p>#DIV/0!</text:p>
          </table:table-cell>
          <table:table-cell/>
          <table:table-cell table:formula="of:=SQRT([.B19])" office:value-type="float" office:value="42.6848919408261" calcext:value-type="float">
            <text:p>42.685</text:p>
          </table:table-cell>
          <table:table-cell table:number-columns-repeated="6"/>
          <table:table-cell table:formula="of:=[.B19]/[.$N$2]" office:value-type="float" office:value="7.288" calcext:value-type="float">
            <text:p>7.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1561" calcext:value-type="float">
            <text:p>1561</text:p>
          </table:table-cell>
          <table:table-cell table:number-columns-repeated="2"/>
          <table:table-cell table:formula="of:=[.D20]/[.C20]" office:value-type="string" office:string-value="" calcext:value-type="error">
            <text:p>#DIV/0!</text:p>
          </table:table-cell>
          <table:table-cell/>
          <table:table-cell table:formula="of:=SQRT([.B20])" office:value-type="float" office:value="39.5094925302768" calcext:value-type="float">
            <text:p>39.509</text:p>
          </table:table-cell>
          <table:table-cell table:number-columns-repeated="6"/>
          <table:table-cell table:formula="of:=[.B20]/[.$N$2]" office:value-type="float" office:value="6.244" calcext:value-type="float">
            <text:p>6.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nymede</text:p>
          </table:table-cell>
          <table:table-cell office:value-type="float" office:value="2631" calcext:value-type="float">
            <text:p>2631</text:p>
          </table:table-cell>
          <table:table-cell table:number-columns-repeated="2"/>
          <table:table-cell table:formula="of:=[.D21]/[.C21]" office:value-type="string" office:string-value="" calcext:value-type="error">
            <text:p>#DIV/0!</text:p>
          </table:table-cell>
          <table:table-cell/>
          <table:table-cell table:formula="of:=SQRT([.B21])" office:value-type="float" office:value="51.2932744129286" calcext:value-type="float">
            <text:p>51.293</text:p>
          </table:table-cell>
          <table:table-cell table:number-columns-repeated="6"/>
          <table:table-cell table:formula="of:=[.B21]/[.$N$2]" office:value-type="float" office:value="10.524" calcext:value-type="float">
            <text:p>10.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listo</text:p>
          </table:table-cell>
          <table:table-cell office:value-type="float" office:value="2410" calcext:value-type="float">
            <text:p>2410</text:p>
          </table:table-cell>
          <table:table-cell table:number-columns-repeated="2"/>
          <table:table-cell table:formula="of:=[.D22]/[.C22]" office:value-type="string" office:string-value="" calcext:value-type="error">
            <text:p>#DIV/0!</text:p>
          </table:table-cell>
          <table:table-cell/>
          <table:table-cell table:formula="of:=SQRT([.B22])" office:value-type="float" office:value="49.0917508345343" calcext:value-type="float">
            <text:p>49.092</text:p>
          </table:table-cell>
          <table:table-cell table:number-columns-repeated="6"/>
          <table:table-cell table:formula="of:=[.B22]/[.$N$2]" office:value-type="float" office:value="9.64" calcext:value-type="float">
            <text:p>9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575" calcext:value-type="float">
            <text:p>2575</text:p>
          </table:table-cell>
          <table:table-cell table:number-columns-repeated="2"/>
          <table:table-cell table:formula="of:=[.D23]/[.C23]" office:value-type="string" office:string-value="" calcext:value-type="error">
            <text:p>#DIV/0!</text:p>
          </table:table-cell>
          <table:table-cell/>
          <table:table-cell table:formula="of:=SQRT([.B23])" office:value-type="float" office:value="50.7444578254611" calcext:value-type="float">
            <text:p>50.744</text:p>
          </table:table-cell>
          <table:table-cell table:number-columns-repeated="6"/>
          <table:table-cell table:formula="of:=[.B23]/[.$N$2]" office:value-type="float" office:value="10.3" calcext:value-type="float">
            <text:p>1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formula="of:=[.D24]/[.C24]" office:value-type="string" office:string-value="" calcext:value-type="error">
            <text:p>#DIV/0!</text:p>
          </table:table-cell>
          <table:table-cell/>
          <table:table-cell table:formula="of:=SQRT([.B24])" office:value-type="float" office:value="36.783148315499" calcext:value-type="float">
            <text:p>36.783</text:p>
          </table:table-cell>
          <table:table-cell table:number-columns-repeated="6"/>
          <table:table-cell table:formula="of:=[.B24]/[.$N$2]" office:value-type="float" office:value="5.412" calcext:value-type="float">
            <text:p>5.412</text:p>
          </table:table-cell>
          <table:table-cell table:number-columns-repeated="1010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default-cell-style-name="ce16"/>
        <table:table-column table:style-name="co1" table:default-cell-style-name="ce20"/>
        <table:table-column table:style-name="co1" table:default-cell-style-name="ce16"/>
        <table:table-column table:style-name="co1" table:default-cell-style-name="ce20"/>
        <table:table-column table:style-name="co1" table:default-cell-style-name="ce16"/>
        <table:table-column table:style-name="co1" table:default-cell-style-name="ce20"/>
        <table:table-column table:style-name="co1" table:default-cell-style-name="ce16"/>
        <table:table-column table:style-name="co1" table:default-cell-style-name="ce20"/>
        <table:table-column table:style-name="co1" table:default-cell-style-name="ce16"/>
        <table:table-column table:style-name="co1" table:default-cell-style-name="ce20"/>
        <table:table-row table:style-name="ro1" table:number-rows-repeated="5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6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9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6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9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16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9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16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9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6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9" office:value-type="string" calcext:value-type="string">
            <text:p> <text:a xlink:href="https://nssdc.gsfc.nasa.gov/planetary/factsheet/plutofact.html" xlink:type="simple">PLUTO</text:a> 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mass" xlink:type="simple">Mass</text:a> (1024kg)</text:p>
          </table:table-cell>
          <table:table-cell office:value-type="float" office:value="0.33" calcext:value-type="float">
            <text:p>0.33</text:p>
          </table:table-cell>
          <table:table-cell office:value-type="float" office:value="4.87" calcext:value-type="float">
            <text:p>4.87</text:p>
          </table:table-cell>
          <table:table-cell office:value-type="float" office:value="5.97" calcext:value-type="float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float" office:value="86.8" calcext:value-type="float">
            <text:p>86.8</text:p>
          </table:table-cell>
          <table:table-cell office:value-type="float" office:value="102" calcext:value-type="float">
            <text:p>102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diam" xlink:type="simple">Diameter</text:a> 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984" calcext:value-type="float">
            <text:p>142984</text:p>
          </table:table-cell>
          <table:table-cell office:value-type="float" office:value="120536" calcext:value-type="float">
            <text:p>120536</text:p>
          </table:table-cell>
          <table:table-cell office:value-type="float" office:value="51118" calcext:value-type="float">
            <text:p>51118</text:p>
          </table:table-cell>
          <table:table-cell office:value-type="float" office:value="49528" calcext:value-type="float">
            <text:p>49528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dens" xlink:type="simple">Density</text:a> (kg/m3)</text:p>
          </table:table-cell>
          <table:table-cell office:value-type="float" office:value="5427" calcext:value-type="float">
            <text:p>5427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3" calcext:value-type="float">
            <text:p>3933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1" calcext:value-type="float">
            <text:p>1271</text:p>
          </table:table-cell>
          <table:table-cell office:value-type="float" office:value="1638" calcext:value-type="float">
            <text:p>1638</text:p>
          </table:table-cell>
          <table:table-cell office:value-type="float" office:value="2095" calcext:value-type="float">
            <text:p>2095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grav" xlink:type="simple">Gravity</text:a> (m/s2)</text:p>
          </table:table-cell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escv" xlink:type="simple">Escape Velocity</text:a> (km/s)</text:p>
          </table:table-cell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35.5" calcext:value-type="float">
            <text:p>35.5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rotp" xlink:type="simple">Rotation Period</text:a> (hours)</text:p>
          </table:table-cell>
          <table:table-cell office:value-type="float" office:value="1407.6" calcext:value-type="float">
            <text:p>1407.6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3.9" calcext:value-type="float">
            <text:p>23.9</text:p>
          </table:table-cell>
          <table:table-cell office:value-type="float" office:value="655.7" calcext:value-type="float">
            <text:p>655.7</text:p>
          </table:table-cell>
          <table:table-cell office:value-type="float" office:value="24.6" calcext:value-type="float">
            <text:p>24.6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-17.2" calcext:value-type="float">
            <text:p>-17.2</text:p>
          </table:table-cell>
          <table:table-cell office:value-type="float" office:value="16.1" calcext:value-type="float">
            <text:p>16.1</text:p>
          </table:table-cell>
          <table:table-cell office:value-type="float" office:value="-153.3" calcext:value-type="float">
            <text:p>-153.3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leng" xlink:type="simple">Length of Day</text:a> (hours)</text:p>
          </table:table-cell>
          <table:table-cell office:value-type="float" office:value="4222.6" calcext:value-type="float">
            <text:p>4222.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  <table:table-cell office:value-type="float" office:value="708.7" calcext:value-type="float">
            <text:p>708.7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7.2" calcext:value-type="float">
            <text:p>17.2</text:p>
          </table:table-cell>
          <table:table-cell office:value-type="float" office:value="16.1" calcext:value-type="float">
            <text:p>16.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dist" xlink:type="simple">Distance from Sun</text:a> (106 km)</text:p>
          </table:table-cell>
          <table:table-cell office:value-type="float" office:value="57.9" calcext:value-type="float">
            <text:p>5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49.6" calcext:value-type="float">
            <text:p>149.6</text:p>
          </table:table-cell>
          <table:table-cell office:value-type="string" calcext:value-type="string">
            <text:p>0.384*</text:p>
          </table:table-cell>
          <table:table-cell office:value-type="float" office:value="227.9" calcext:value-type="float">
            <text:p>227.9</text:p>
          </table:table-cell>
          <table:table-cell office:value-type="float" office:value="778.6" calcext:value-type="float">
            <text:p>778.6</text:p>
          </table:table-cell>
          <table:table-cell office:value-type="float" office:value="1433.5" calcext:value-type="float">
            <text:p>1433.5</text:p>
          </table:table-cell>
          <table:table-cell office:value-type="float" office:value="2872.5" calcext:value-type="float">
            <text:p>2872.5</text:p>
          </table:table-cell>
          <table:table-cell office:value-type="float" office:value="4495.1" calcext:value-type="float">
            <text:p>4495.1</text:p>
          </table:table-cell>
          <table:table-cell office:value-type="float" office:value="5906.4" calcext:value-type="float">
            <text:p>5906.4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peri" xlink:type="simple">Perihelion</text:a> (106 km)</text:p>
          </table:table-cell>
          <table:table-cell office:value-type="float" office:value="46" calcext:value-type="float">
            <text:p>46</text:p>
          </table:table-cell>
          <table:table-cell office:value-type="float" office:value="107.5" calcext:value-type="float">
            <text:p>107.5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0.363*</text:p>
          </table:table-cell>
          <table:table-cell office:value-type="float" office:value="206.6" calcext:value-type="float">
            <text:p>206.6</text:p>
          </table:table-cell>
          <table:table-cell office:value-type="float" office:value="740.5" calcext:value-type="float">
            <text:p>740.5</text:p>
          </table:table-cell>
          <table:table-cell office:value-type="float" office:value="1352.6" calcext:value-type="float">
            <text:p>1352.6</text:p>
          </table:table-cell>
          <table:table-cell office:value-type="float" office:value="2741.3" calcext:value-type="float">
            <text:p>2741.3</text:p>
          </table:table-cell>
          <table:table-cell office:value-type="float" office:value="4444.5" calcext:value-type="float">
            <text:p>4444.5</text:p>
          </table:table-cell>
          <table:table-cell office:value-type="float" office:value="4436.8" calcext:value-type="float">
            <text:p>4436.8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peri" xlink:type="simple">Aphelion</text:a> (106 km)</text:p>
          </table:table-cell>
          <table:table-cell office:value-type="float" office:value="69.8" calcext:value-type="float">
            <text:p>6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0.406*</text:p>
          </table:table-cell>
          <table:table-cell office:value-type="float" office:value="249.2" calcext:value-type="float">
            <text:p>249.2</text:p>
          </table:table-cell>
          <table:table-cell office:value-type="float" office:value="816.6" calcext:value-type="float">
            <text:p>816.6</text:p>
          </table:table-cell>
          <table:table-cell office:value-type="float" office:value="1514.5" calcext:value-type="float">
            <text:p>1514.5</text:p>
          </table:table-cell>
          <table:table-cell office:value-type="float" office:value="3003.6" calcext:value-type="float">
            <text:p>3003.6</text:p>
          </table:table-cell>
          <table:table-cell office:value-type="float" office:value="4545.7" calcext:value-type="float">
            <text:p>4545.7</text:p>
          </table:table-cell>
          <table:table-cell office:value-type="float" office:value="7375.9" calcext:value-type="float">
            <text:p>7375.9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p" xlink:type="simple">Orbital Period</text:a> (days)</text:p>
          </table:table-cell>
          <table:table-cell office:value-type="float" office:value="88" calcext:value-type="float">
            <text:p>88</text:p>
          </table:table-cell>
          <table:table-cell office:value-type="float" office:value="224.7" calcext:value-type="float">
            <text:p>224.7</text:p>
          </table:table-cell>
          <table:table-cell office:value-type="float" office:value="365.2" calcext:value-type="float">
            <text:p>365.2</text:p>
          </table:table-cell>
          <table:table-cell office:value-type="string" calcext:value-type="string">
            <text:p>27.3*</text:p>
          </table:table-cell>
          <table:table-cell office:value-type="float" office:value="687" calcext:value-type="float">
            <text:p>687</text:p>
          </table:table-cell>
          <table:table-cell office:value-type="float" office:value="4331" calcext:value-type="float">
            <text:p>4331</text:p>
          </table:table-cell>
          <table:table-cell office:value-type="float" office:value="10747" calcext:value-type="float">
            <text:p>10747</text:p>
          </table:table-cell>
          <table:table-cell office:value-type="float" office:value="30589" calcext:value-type="float">
            <text:p>30589</text:p>
          </table:table-cell>
          <table:table-cell office:value-type="float" office:value="59800" calcext:value-type="float">
            <text:p>59800</text:p>
          </table:table-cell>
          <table:table-cell office:value-type="float" office:value="90560" calcext:value-type="float">
            <text:p>90560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v" xlink:type="simple">Orbital Velocity</text:a> (km/s)</text:p>
          </table:table-cell>
          <table:table-cell office:value-type="float" office:value="47.4" calcext:value-type="float">
            <text:p>47.4</text:p>
          </table:table-cell>
          <table:table-cell office:value-type="float" office:value="35" calcext:value-type="float">
            <text:p>35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1.0*</text:p>
          </table:table-cell>
          <table:table-cell office:value-type="float" office:value="24.1" calcext:value-type="float">
            <text:p>24.1</text:p>
          </table:table-cell>
          <table:table-cell office:value-type="float" office:value="13.1" calcext:value-type="float">
            <text:p>13.1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i" xlink:type="simple">Orbital Inclination</text:a> (degrees)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/>
          <table:table-cell table:style-name="ce18"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1" calcext:value-type="float">
            <text:p>0.01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o" xlink:type="simple">Obliquity to Orbit</text:a> (degrees)</text:p>
          </table:table-cell>
          <table:table-cell office:value-type="float" office:value="0.034" calcext:value-type="float">
            <text:p>0.034</text:p>
          </table:table-cell>
          <table:table-cell office:value-type="float" office:value="177.4" calcext:value-type="float">
            <text:p>177.4</text:p>
          </table:table-cell>
          <table:table-cell office:value-type="float" office:value="23.4" calcext:value-type="float">
            <text:p>23.4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97.8" calcext:value-type="float">
            <text:p>97.8</text:p>
          </table:table-cell>
          <table:table-cell office:value-type="float" office:value="28.3" calcext:value-type="float">
            <text:p>28.3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temp" xlink:type="simple">Mean Temperature</text:a> 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surp" xlink:type="simple">Surface Pressure</text:a> 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/>
          <table:table-cell table:style-name="ce18"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8"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18"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5" loext:min-decimal-places="1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7T01:32:44.455000000</meta:creation-date>
    <meta:generator>LibreOffice/5.3.0.3$Windows_X86_64 LibreOffice_project/7074905676c47b82bbcfbea1aeefc84afe1c50e1</meta:generator>
    <dc:date>2021-07-18T10:39:31.164000000</dc:date>
    <meta:editing-duration>PT16H53M</meta:editing-duration>
    <meta:editing-cycles>3</meta:editing-cycles>
    <meta:document-statistic meta:table-count="3" meta:cell-count="401" meta:object-count="0"/>
  </office:meta>
</office:document-meta>
</file>